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div class="narive" th:fragment="abc"&gt; </text:p>
      <text:p text:style-name="P2">&lt;a th:href="@{shop}"&gt;메인&lt;/a&gt; &lt;a th:href="@{list123}"&gt;리스트&lt;/a&gt; </text:p>
      <text:p text:style-name="P2">&lt;a th:href="@{rocket123}"&gt;로켓&lt;/a&gt; </text:p>
      <text:p text:style-name="P2">&lt;a th:href="@{chance123}"&gt;추천&lt;/a&gt; </text:p>
      <text:p text:style-name="P2">&lt;a th:href="@{forigner123}"&gt;직구&lt;/a&gt; </text:p>
      <text:p text:style-name="P2">&lt;/div&gt; 를 이용하는데, http://localhost:8080/shop/write에서 http://localhost:8080/shop 으로 이동하지 않고 http://localhost:8080/shop/write으로 이동해서 오류가 생겨. 해결방법좀 알려줘</text:p>
      <text:h text:style-name="Heading_20_6" text:outline-level="6"/>
      <text:p text:style-name="Text_20_body">이 문제는 상대 경로와 절대 경로의 사용으로 인해 발생할 수 있습니다. 현재 코드에서 사용한 <text:span text:style-name="Source_20_Text">th:href="@{shop}"</text:span>와 같은 경로는 상대 경로로 해석되기 때문에, 브라우저는 현재 URL(<text:span text:style-name="Source_20_Text">http://localhost:8080/shop/write</text:span>)을 기준으로 경로를 해석합니다. 따라서 실제로 <text:span text:style-name="Source_20_Text">http://localhost:8080/shop/write</text:span>에서 <text:span text:style-name="Source_20_Text">http://localhost:8080/shop</text:span>로 이동하려는 대신, <text:span text:style-name="Source_20_Text">http://localhost:8080/shop/write</text:span>으로 해석되고 있습니다.</text:p>
      <text:h text:style-name="Heading_20_3" text:outline-level="3">해결 방법: 절대 경로 사용</text:h>
      <text:p text:style-name="Text_20_body">이 문제를 해결하려면, 각 경로를 절대 경로로 지정해 주어야 합니다. 절대 경로를 사용하면 브라우저가 서버의 루트(<text:span text:style-name="Source_20_Text">http://localhost:8080/</text:span>)를 기준으로 경로를 해석하게 됩니다. 절대 경로는 URL 앞에 <text:span text:style-name="Source_20_Text">/</text:span>를 붙여서 지정할 수 있습니다.</text:p>
      <text:p text:style-name="Text_20_body">예를 들어:</text:p>
      <text:p text:style-name="Preformatted_20_Text">html</text:p>
      <text:p text:style-name="Preformatted_20_Text">코드 복사</text:p>
      <text:p text:style-name="P3"><text:span text:style-name="Source_20_Text">&lt;div class="narive" th:fragment="abc"&gt;</text:span></text:p>
      <text:p text:style-name="P3"><text:span text:style-name="Source_20_Text"><text:s text:c="4"/>&lt;a th:href="@{/shop}"&gt;메인&lt;/a&gt;</text:span></text:p>
      <text:p text:style-name="P3"><text:span text:style-name="Source_20_Text"><text:s text:c="4"/>&lt;a th:href="@{/list123}"&gt;리스트&lt;/a&gt;</text:span></text:p>
      <text:p text:style-name="P3"><text:span text:style-name="Source_20_Text"><text:s text:c="4"/>&lt;a th:href="@{/rocket123}"&gt;로켓&lt;/a&gt;</text:span></text:p>
      <text:p text:style-name="P3"><text:span text:style-name="Source_20_Text"><text:s text:c="4"/>&lt;a th:href="@{/chance123}"&gt;추천&lt;/a&gt;</text:span></text:p>
      <text:p text:style-name="P3"><text:span text:style-name="Source_20_Text"><text:s text:c="4"/>&lt;a th:href="@{/forigner123}"&gt;직구&lt;/a&gt;</text:span></text:p>
      <text:p text:style-name="P4"><text:span text:style-name="Source_20_Text">&lt;/div&gt;</text:span></text:p>
      <text:h text:style-name="Heading_20_3" text:outline-level="3">요약</text:h>
      <text:list xml:id="list6076325237320503262" text:style-name="L1">
        <text:list-item>
          <text:p text:style-name="P1"><text:span text:style-name="Source_20_Text">@{shop}</text:span>에서 <text:span text:style-name="Source_20_Text">/shop</text:span>으로 수정하여 절대 경로로 변경하면, 경로가 <text:span text:style-name="Source_20_Text">http://localhost:8080/shop/write</text:span> 대신 <text:span text:style-name="Source_20_Text">http://localhost:8080/shop</text:span>로 정확히 이동합니다.</text:p>
        </text:list-item>
      </text:list>
      <text:p text:style-name="Text_20_body">이 방법을 사용하면, 브라우저가 항상 서버 루트에서부터 경로를 해석하기 때문에, 예상한 대로의 경로로 이동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9T10:52:08.31</meta:creation-date>
    <meta:document-statistic meta:table-count="0" meta:image-count="0" meta:object-count="0" meta:page-count="1" meta:paragraph-count="22" meta:word-count="412" meta:character-count="1211"/>
    <dc:date>2024-08-29T10:53:10.57</dc:date>
    <meta:editing-duration>PT1M2S</meta:editing-duration>
    <meta:editing-cycles>1</meta:editing-cycles>
    <meta:generator>OpenOffice/4.1.15$Win32 OpenOffice.org_project/4115m2$Build-9813</meta:generator>
  </office:meta>
</office:document-meta>
</file>